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2594"/>
    </style:style>
    <style:style style:name="P2" style:family="paragraph" style:parent-style-name="Standard">
      <style:paragraph-properties fo:text-align="start" style:justify-single-word="false"/>
      <style:text-properties officeooo:rsid="00168470" officeooo:paragraph-rsid="00168470"/>
    </style:style>
    <style:style style:name="P3" style:family="paragraph" style:parent-style-name="Standard">
      <style:paragraph-properties fo:text-align="start" style:justify-single-word="false"/>
      <style:text-properties officeooo:rsid="0017db02" officeooo:paragraph-rsid="0017db0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db02" officeooo:paragraph-rsid="0017db02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7db02" officeooo:paragraph-rsid="0017db02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7db02" officeooo:paragraph-rsid="0017db02"/>
    </style:style>
    <style:style style:name="T1" style:family="text">
      <style:text-properties officeooo:rsid="00162594"/>
    </style:style>
    <style:style style:name="T2" style:family="text">
      <style:text-properties officeooo:rsid="00168470"/>
    </style:style>
    <style:style style:name="T3" style:family="text">
      <style:text-properties officeooo:rsid="0017db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n </text:span><text:span text:style-name="T2">my ‘Culinary’ page</text:span></text:p>
      <text:p text:style-name="P1"/>
      <text:p text:style-name="P2">Goals:</text:p>
      <text:p text:style-name="P2">- Track your progress</text:p>
      <text:p text:style-name="P2"><text:tab/><text:span text:style-name="T3">+ For yourself. </text:span></text:p>
      <text:p text:style-name="P2">- Document your progress and efforts <text:span text:style-name="T3">so that others may see the effort you’re putting into it.</text:span></text:p>
      <text:p text:style-name="P2"><text:tab/>+ <text:span text:style-name="T3">Track the books you’ve read:</text:span></text:p>
      <text:list xml:id="list2547299225" text:style-name="L1">
        <text:list-item>
          <text:p text:style-name="P4">What are the key takeaways?</text:p>
        </text:list-item>
        <text:list-item>
          <text:p text:style-name="P4">Write down the things that stood out the most about them to you (passages, insights, creative ideas, etc.)</text:p>
        </text:list-item>
      </text:list>
      <text:p text:style-name="P3"><text:tab/>+ Track the meals you’ve cooked</text:p>
      <text:list xml:id="list1468915607" text:style-name="L2">
        <text:list-item>
          <text:p text:style-name="P5">What was the hardest part?</text:p>
        </text:list-item>
        <text:list-item>
          <text:p text:style-name="P5">What was the easiest part?</text:p>
        </text:list-item>
        <text:list-item>
          <text:p text:style-name="P5">What was new? What did you learn?</text:p>
        </text:list-item>
        <text:list-item>
          <text:p text:style-name="P5">What can you improve?</text:p>
        </text:list-item>
      </text:list>
      <text:p text:style-name="P3"><text:tab/>+ Track the cuts you’ve practiced today</text:p>
      <text:list xml:id="list3962464264" text:style-name="L3">
        <text:list-item>
          <text:p text:style-name="P6">What can you improve? How can you improv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6:51:00.613818047</meta:creation-date>
    <dc:date>2023-07-28T12:53:37.343757133</dc:date>
    <meta:editing-duration>P8DT21H22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07" meta:character-count="550" meta:non-whitespace-character-count="460"/>
  </office:meta>
</office:document-meta>
</file>